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uxi Mono" svg:font-family="'Luxi Mono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21ef8" officeooo:paragraph-rsid="00021ef8"/>
    </style:style>
    <style:style style:name="P2" style:family="paragraph" style:parent-style-name="Standard">
      <style:text-properties officeooo:paragraph-rsid="00021ef8"/>
    </style:style>
    <style:style style:name="P3" style:family="paragraph" style:parent-style-name="Standard">
      <style:text-properties style:font-name="Courier" officeooo:rsid="00021ef8" officeooo:paragraph-rsid="00021ef8"/>
    </style:style>
    <style:style style:name="T1" style:family="text">
      <style:text-properties officeooo:rsid="00021e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9 June 2016</text:p>
      <text:p text:style-name="P1"/>
      <text:p text:style-name="P1">Notes on ROHgen </text:p>
      <text:p text:style-name="P1"/>
      <text:p text:style-name="P2"><text:span text:style-name="T1">ROHgen1 showed that increased ROH </text:span>homozygosity <text:span text:style-name="T1">burden is associated with reduced body size and reduced cognitive ability in diverse human populations.</text:span></text:p>
      <text:p text:style-name="P1"/>
      <text:p text:style-name="P1">Now let's look at more phenotypes. The new traits include several components of fitness suggested be effected by inbreeding depression.</text:p>
      <text:p text:style-name="P3"/>
      <text:p text:style-name="P3">Some regression formula</text:p>
      <text:p text:style-name="P3">Height* <text:s text:c="5"/>~ sex + age</text:p>
      <text:p text:style-name="P3">bmi * <text:s text:c="7"/>~ sex + age + age^2</text:p>
      <text:p text:style-name="P3">weight <text:s text:c="6"/>~ sex + age</text:p>
      <text:p text:style-name="P3">waist/hip* <text:s text:c="2"/>~ sex + age + age^2 + bmi</text:p>
      <text:p text:style-name="P3">birth_weight ~ sex + (yob­1950) + (yob­1950)^2 + (yob­1950)^3</text:p>
      <text:p text:style-name="P3"/>
      <text:p text:style-name="P3"/>
      <text:p text:style-name="P1">In addition to the model-specific covariates described above, the significant principal components of autosomal genotypes and other cohort-specific covariates (e.g. sampling centre) will be included.</text:p>
      <text:p text:style-name="P1"/>
      <text:p text:style-name="P1">The residuals calculated above are regressed on various linear (often multivariate) models of</text:p>
      <text:p text:style-name="P1">homozygosity. For example:</text:p>
      <text:p text:style-name="P3"/>
      <text:p text:style-name="P3">trait residuals <text:s/>~ f_roh</text:p>
      <text:p text:style-name="P3">trait residuals <text:s/>~ f_het + f_roh</text:p>
      <text:p text:style-name="P3">trait residuals <text:s/>~ f_roh_1.5_3.0 + f_roh_3.0_20 + f_roh_gt20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uxi Mono" svg:font-family="'Luxi Mono'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0:32:28.332771230</meta:creation-date>
    <dc:date>2016-06-29T10:43:38.728785260</dc:date>
    <meta:editing-duration>PT11M11S</meta:editing-duration>
    <meta:editing-cycles>1</meta:editing-cycles>
    <meta:document-statistic meta:table-count="0" meta:image-count="0" meta:object-count="0" meta:page-count="1" meta:paragraph-count="16" meta:word-count="145" meta:character-count="949" meta:non-whitespace-character-count="796"/>
    <meta:generator>LibreOffice/5.0.6.3$Linux_X86_64 LibreOffice_project/00m0$Build-3</meta:generator>
  </office:meta>
</office:document-meta>
</file>